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 style:master-page-name="First_20_Page">
      <style:table-properties style:width="16.037cm" fo:margin-left="-0.014cm" style:page-number="0" table:align="left" style:writing-mode="lr-tb"/>
    </style:style>
    <style:style style:name="Tableau1.A" style:family="table-column">
      <style:table-column-properties style:column-width="0.734cm"/>
    </style:style>
    <style:style style:name="Tableau1.B" style:family="table-column">
      <style:table-column-properties style:column-width="1.63cm"/>
    </style:style>
    <style:style style:name="Tableau1.C" style:family="table-column">
      <style:table-column-properties style:column-width="5.144cm"/>
    </style:style>
    <style:style style:name="Tableau1.D" style:family="table-column">
      <style:table-column-properties style:column-width="0.508cm"/>
    </style:style>
    <style:style style:name="Tableau1.E" style:family="table-column">
      <style:table-column-properties style:column-width="8.022cm"/>
    </style:style>
    <style:style style:name="Tableau1.1" style:family="table-row">
      <style:table-row-properties style:row-height="1.468cm" style:keep-together="false" fo:keep-together="always"/>
    </style:style>
    <style:style style:name="Tableau1.A1" style:family="table-cell">
      <style:table-cell-properties style:vertical-align="top" fo:padding="0cm" fo:border="none" style:writing-mode="lr-tb"/>
    </style:style>
    <style:style style:name="Tableau1.2" style:family="table-row">
      <style:table-row-properties style:row-height="0.3cm" style:keep-together="false" fo:keep-together="always"/>
    </style:style>
    <style:style style:name="Tableau1.3" style:family="table-row">
      <style:table-row-properties style:row-height="0.282cm" style:keep-together="false" fo:keep-together="always"/>
    </style:style>
    <style:style style:name="Tableau1.4" style:family="table-row">
      <style:table-row-properties style:min-row-height="0.388cm" style:keep-together="false" fo:keep-together="always"/>
    </style:style>
    <style:style style:name="Tableau1.6" style:family="table-row">
      <style:table-row-properties style:row-height="0.388cm" style:keep-together="false" fo:keep-together="always"/>
    </style:style>
    <style:style style:name="Tableau1.8" style:family="table-row">
      <style:table-row-properties style:row-height="0.212cm" style:keep-together="false" fo:keep-together="always"/>
    </style:style>
    <style:style style:name="Tableau1.9" style:family="table-row">
      <style:table-row-properties style:row-height="0.459cm" style:keep-together="false" fo:keep-together="always"/>
    </style:style>
    <style:style style:name="Tableau1.10" style:family="table-row">
      <style:table-row-properties style:row-height="0.776cm" style:keep-together="true" fo:keep-together="auto"/>
    </style:style>
    <style:style style:name="P1" style:family="paragraph" style:parent-style-name="Header">
      <style:paragraph-properties>
        <style:tab-stops/>
      </style:paragraph-properties>
      <style:text-properties style:font-name="Arial" fo:font-size="11pt" style:font-size-asian="11pt" style:font-size-complex="11pt"/>
    </style:style>
    <style:style style:name="P2" style:family="paragraph" style:parent-style-name="Header">
      <style:paragraph-properties fo:line-height="0.635cm">
        <style:tab-stops/>
      </style:paragraph-properties>
      <style:text-properties style:font-name="Arial" fo:font-size="11pt" style:font-size-asian="11pt" style:font-size-complex="11pt"/>
    </style:style>
    <style:style style:name="P3" style:family="paragraph" style:parent-style-name="Header">
      <style:paragraph-properties style:snap-to-layout-grid="false">
        <style:tab-stops/>
      </style:paragraph-properties>
    </style:style>
    <style:style style:name="P4" style:family="paragraph" style:parent-style-name="Header">
      <style:paragraph-properties style:line-height-at-least="0.388cm" style:snap-to-layout-grid="false">
        <style:tab-stops/>
      </style:paragraph-properties>
      <style:text-properties fo:language="en" fo:country="GB"/>
    </style:style>
    <style:style style:name="P5" style:family="paragraph" style:parent-style-name="Footer">
      <style:paragraph-properties>
        <style:tab-stops/>
      </style:paragraph-properties>
    </style:style>
    <style:style style:name="P6" style:family="paragraph" style:parent-style-name="Standard">
      <style:paragraph-properties fo:line-height="0.3cm" style:snap-to-layout-grid="false"/>
    </style:style>
    <style:style style:name="P7" style:family="paragraph" style:parent-style-name="Standard">
      <style:paragraph-properties fo:line-height="0.388cm" style:snap-to-layout-grid="false"/>
      <style:text-properties style:font-name="Arial" fo:font-size="8pt" fo:language="zxx" fo:country="none" style:font-size-asian="8pt" style:language-asian="zxx" style:country-asian="none"/>
    </style:style>
    <style:style style:name="P8" style:family="paragraph" style:parent-style-name="Standard">
      <style:paragraph-properties fo:line-height="0.388cm" style:snap-to-layout-grid="false"/>
      <style:text-properties style:font-name="Arial" fo:font-size="8pt" style:font-size-asian="8pt"/>
    </style:style>
    <style:style style:name="P9" style:family="paragraph" style:parent-style-name="Standard">
      <style:paragraph-properties fo:line-height="0.388cm" style:snap-to-layout-grid="false"/>
      <style:text-properties style:font-name="Arial"/>
    </style:style>
    <style:style style:name="P10" style:family="paragraph" style:parent-style-name="Standard">
      <style:paragraph-properties style:snap-to-layout-grid="false"/>
      <style:text-properties style:font-name="Arial" fo:font-size="11pt" style:font-size-asian="11pt" style:font-size-complex="11pt"/>
    </style:style>
    <style:style style:name="P11" style:family="paragraph" style:parent-style-name="Standard">
      <style:paragraph-properties fo:line-height="0.459cm" style:snap-to-layout-grid="false"/>
      <style:text-properties style:font-name="Arial" fo:font-size="11pt" style:font-size-asian="11pt" style:font-size-complex="11pt"/>
    </style:style>
    <style:style style:name="P12" style:family="paragraph" style:parent-style-name="Standard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13" style:family="paragraph" style:parent-style-name="Standard">
      <style:paragraph-properties style:text-autospace="none" style:snap-to-layout-grid="false"/>
      <style:text-properties fo:text-transform="capitalize" style:font-name="Arial" fo:font-size="11pt" fo:font-weight="bold" style:font-name-asian="Times New Roman" style:font-size-asian="11pt" style:font-weight-asian="bold" style:font-name-complex="Arial" style:font-size-complex="11pt" style:font-weight-complex="bold"/>
    </style:style>
    <style:style style:name="P14" style:family="paragraph" style:parent-style-name="Standard">
      <style:paragraph-properties style:text-autospace="none"/>
      <style:text-properties fo:text-transform="capitalize" style:font-name="Arial" fo:font-size="11pt" style:font-name-asian="Times New Roman" style:font-size-asian="11pt" style:font-name-complex="Arial" style:font-size-complex="11pt"/>
    </style:style>
    <style:style style:name="P15" style:family="paragraph" style:parent-style-name="Standard">
      <style:paragraph-properties fo:line-height="0.459cm" style:text-autospace="none" style:snap-to-layout-grid="false"/>
      <style:text-properties fo:text-transform="capitalize" style:font-name="Arial" fo:font-size="11pt" style:font-size-asian="11pt" style:font-size-complex="11pt"/>
    </style:style>
    <style:style style:name="P16" style:family="paragraph" style:parent-style-name="Standard">
      <style:paragraph-properties style:text-autospace="none"/>
      <style:text-properties fo:text-transform="capitalize" fo:color="#000000" style:font-name="Arial" fo:font-size="11pt" style:font-name-asian="Times New Roman" style:font-size-asian="11pt" style:font-name-complex="Arial" style:font-size-complex="11pt"/>
    </style:style>
    <style:style style:name="P17" style:family="paragraph" style:parent-style-name="Standard">
      <style:text-properties style:use-window-font-color="true" style:font-name="Arial" fo:font-size="11pt" style:font-size-asian="11pt" style:font-size-complex="11pt"/>
    </style:style>
    <style:style style:name="P18" style:family="paragraph" style:parent-style-name="Standard">
      <style:paragraph-properties fo:text-align="justify" style:justify-single-word="false"/>
      <style:text-properties style:use-window-font-color="true" style:font-name="Arial" fo:font-size="11pt" style:font-size-asian="11pt" style:font-size-complex="11pt"/>
    </style:style>
    <style:style style:name="P19" style:family="paragraph" style:parent-style-name="Texte_20_de_20_bulles">
      <style:paragraph-properties fo:line-height="0.388cm" style:snap-to-layout-grid="false"/>
      <style:text-properties style:font-name="Arial"/>
    </style:style>
    <style:style style:name="P20" style:family="paragraph" style:parent-style-name="Standard">
      <style:paragraph-properties fo:margin-left="-0.25cm" fo:margin-right="0cm" fo:text-align="justify" style:justify-single-word="false" fo:text-indent="0cm" style:auto-text-indent="false"/>
      <style:text-properties style:font-name="Arial" fo:font-size="11pt" style:font-size-asian="11pt" style:font-name-complex="Arial" style:font-size-complex="11pt"/>
    </style:style>
    <style:style style:name="P21" style:family="paragraph" style:parent-style-name="Texte_20_de_20_saisie">
      <style:paragraph-properties fo:margin-left="-0.25cm" fo:margin-right="0cm" fo:text-indent="0cm" style:auto-text-indent="false"/>
      <style:text-properties style:font-name="Arial" fo:font-size="11pt" style:font-size-asian="11pt" style:font-name-complex="Arial" style:font-size-complex="11pt"/>
    </style:style>
    <style:style style:name="P22" style:family="paragraph" style:parent-style-name="Texte_20_de_20_saisie">
      <style:text-properties style:font-name="Arial" fo:font-size="11pt" style:font-size-asian="11pt" style:font-size-complex="11pt"/>
    </style:style>
    <style:style style:name="P23" style:family="paragraph" style:parent-style-name="Texte_20_de_20_saisie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24" style:family="paragraph" style:parent-style-name="Texte_20_de_20_saisie">
      <style:paragraph-properties fo:text-align="justify" style:justify-single-word="false"/>
      <style:text-properties style:font-name="Arial" fo:font-size="11pt" fo:font-style="normal" style:font-size-asian="11pt" style:font-style-asian="normal" style:font-size-complex="11pt" style:font-style-complex="normal"/>
    </style:style>
    <style:style style:name="P25" style:family="paragraph" style:parent-style-name="Texte_20_de_20_saisie">
      <style:paragraph-properties fo:margin-left="7.999cm" fo:margin-right="0cm" fo:margin-top="0cm" fo:margin-bottom="0cm" fo:text-indent="0cm" style:auto-text-indent="false"/>
      <style:text-properties style:font-name="Arial" fo:font-size="11pt" fo:font-weight="normal" style:font-size-asian="11pt" style:font-weight-asian="normal" style:font-name-complex="Arial" style:font-size-complex="11pt"/>
    </style:style>
    <style:style style:name="P26" style:family="paragraph" style:parent-style-name="Texte_20_de_20_saisie">
      <style:paragraph-properties fo:margin-left="7.999cm" fo:margin-right="0cm" fo:margin-top="0cm" fo:margin-bottom="0cm" fo:text-indent="0cm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27" style:family="paragraph" style:parent-style-name="Standard">
      <style:paragraph-properties fo:margin-left="7.999cm" fo:margin-right="0cm" fo:margin-top="0cm" fo:margin-bottom="0cm" fo:text-align="start" style:justify-single-word="false" fo:text-indent="0cm" style:auto-text-indent="false"/>
      <style:text-properties style:font-name="Arial" fo:font-size="11pt" style:font-size-asian="11pt" style:font-name-complex="Arial" style:font-size-complex="11pt"/>
    </style:style>
    <style:style style:name="P28" style:family="paragraph" style:parent-style-name="Text_20_body">
      <style:paragraph-properties fo:margin-top="0cm" fo:margin-bottom="0.109cm" fo:line-height="100%" fo:background-color="transparent" style:shadow="none" style:snap-to-layout-grid="false">
        <style:tab-stops/>
        <style:background-image/>
      </style:paragraph-properties>
      <style:text-properties fo:color="#cccccc" style:font-name="Arial" fo:font-size="8pt" fo:font-weight="normal" style:font-size-asian="8pt" style:font-weight-asian="normal" style:font-size-complex="8pt" style:font-weight-complex="normal"/>
    </style:style>
    <style:style style:name="P29" style:family="paragraph" style:parent-style-name="Text_20_body" style:master-page-name="">
      <style:paragraph-properties fo:margin-top="0cm" fo:margin-bottom="0.109cm" fo:line-height="100%" style:page-number="auto" fo:background-color="transparent" style:shadow="none">
        <style:tab-stops/>
        <style:background-image/>
      </style:paragraph-properties>
      <style:text-properties fo:color="#cccccc" style:font-name="Arial" fo:font-size="8pt" fo:font-weight="normal" style:font-size-asian="8pt" style:font-weight-asian="normal" style:font-size-complex="8pt" style:font-weight-complex="normal"/>
    </style:style>
    <style:style style:name="P30" style:family="paragraph" style:parent-style-name="Text_20_body" style:master-page-name="First_20_Page">
      <style:paragraph-properties fo:line-height="100%" style:page-number="auto"/>
      <style:text-properties fo:color="#cccccc" style:font-name="Arial" fo:font-size="13pt" style:font-size-asian="13pt" style:font-size-complex="13pt"/>
    </style:style>
    <style:style style:name="T1" style:family="text">
      <style:text-properties fo:font-size="8pt" style:font-size-asian="8pt"/>
    </style:style>
    <style:style style:name="T2" style:family="text">
      <style:text-properties style:font-name="Arial" fo:font-size="8pt" style:font-size-asian="8pt" style:font-name-complex="Times New Roman" style:font-size-complex="8pt"/>
    </style:style>
    <style:style style:name="T3" style:family="text">
      <style:text-properties style:font-name-complex="Times New Roman" style:font-size-complex="10pt"/>
    </style:style>
    <style:style style:name="T4" style:family="text">
      <style:text-properties style:font-name-asian="Times New Roman" style:font-name-complex="Arial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prestation_natprest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mplideadr"/>
        <text:user-field-decl office:value-type="string" office:string-value="" text:name="adresse_codepos"/>
        <text:user-field-decl office:value-type="string" office:string-value="" text:name="adresse_locaadr"/>
        <text:user-field-decl office:value-type="string" office:string-value="" text:name="referentapre_qual"/>
        <text:user-field-decl office:value-type="string" office:string-value="" text:name="referentapre_nom"/>
        <text:user-field-decl office:value-type="string" office:string-value="" text:name="referentapre_prenom"/>
        <text:user-field-decl office:value-type="string" office:string-value="" text:name="referentapre_numtel"/>
        <text:user-field-decl office:value-type="string" office:string-value="" text:name="comiteapre_datecomite"/>
        <text:user-field-decl office:value-type="string" office:string-value="" text:name="apre_comiteapre_observationcomite"/>
        <text:user-field-decl office:value-type="string" office:string-value="" text:name="apre_natureaide"/>
        <text:user-field-decl office:value-type="string" office:string-value="" text:name="apreComiteapre_observationcomite"/>
        <text:user-field-decl office:value-type="string" office:string-value="" text:name="qualsuivi"/>
        <text:user-field-decl office:value-type="string" office:string-value="" text:name="nomsuivi"/>
        <text:user-field-decl office:value-type="string" office:string-value="" text:name="prenomsuivi"/>
        <text:user-field-decl office:value-type="string" office:string-value="" text:name="numtelsuivi"/>
        <text:user-field-decl office:value-type="string" office:string-value="" text:name="dataperssuivi_qualsuivi"/>
        <text:user-field-decl office:value-type="string" office:string-value="" text:name="dataperssuivi_nomsuivi"/>
        <text:user-field-decl office:value-type="string" office:string-value="" text:name="dataperssuivi_prenomsuivi"/>
        <text:user-field-decl office:value-type="string" office:string-value="" text:name="dataperssuivi_numtelsuivi"/>
        <text:user-field-decl office:value-type="string" office:string-value="" text:name="apre_numeroapre"/>
        <text:user-field-decl office:value-type="string" office:string-value="" text:name="aprecomiteapre_observationrecours"/>
      </text:user-field-decls>
      <text:section text:style-name="Sect1" text:name="refusbeneficiaire"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column table:style-name="Tableau1.D"/>
          <table:table-column table:style-name="Tableau1.E"/>
          <table:table-row table:style-name="Tableau1.1">
            <table:table-cell table:style-name="Tableau1.A1" table:number-columns-spanned="3" office:value-type="string">
              <text:p text:style-name="P30">Benjamin Voisin</text:p>
              <text:p text:style-name="P29">Chef du Service de l’Insertion</text:p>
              <text:p text:style-name="P28">et de la Solidarité </text:p>
            </table:table-cell>
            <table:covered-table-cell/>
            <table:covered-table-cell/>
            <table:table-cell table:style-name="Tableau1.A1" table:number-columns-spanned="2" office:value-type="string">
              <text:p text:style-name="P10"/>
            </table:table-cell>
            <table:covered-table-cell/>
          </table:table-row>
          <table:table-row table:style-name="Tableau1.2">
            <table:table-cell table:style-name="Tableau1.A1" table:number-columns-spanned="5" office:value-type="string">
              <text:p text:style-name="P6"/>
            </table:table-cell>
            <table:covered-table-cell/>
            <table:covered-table-cell/>
            <table:covered-table-cell/>
            <table:covered-table-cell/>
          </table:table-row>
          <table:table-row table:style-name="Tableau1.3">
            <table:table-cell table:style-name="Tableau1.A1" table:number-columns-spanned="3" office:value-type="string">
              <text:p text:style-name="P3"/>
            </table:table-cell>
            <table:covered-table-cell/>
            <table:covered-table-cell/>
            <table:table-cell table:style-name="Tableau1.A1" table:number-rows-spanned="5" office:value-type="string">
              <text:p text:style-name="P10"/>
            </table:table-cell>
            <table:table-cell table:style-name="Tableau1.A1" table:number-rows-spanned="5" office:value-type="string">
              <text:p text:style-name="P13"><text:user-field-get text:name="personne_qual"/> <text:s/><text:user-field-get text:name="personne_prenom"/> <text:s/><text:user-field-get text:name="personne_nom"/></text:p>
              <text:p text:style-name="P14"><text:user-field-get text:name="adresse_numvoie"/> <text:s text:c="2"/><text:user-field-get text:name="adresse_typevoie"/> <text:s/><text:user-field-get text:name="adresse_nomvoie"/></text:p>
              <text:p text:style-name="P16"><text:hidden-paragraph text:condition="ooow:adresse_complideadr==&quot;&quot;" text:is-hidden="true"/><text:user-field-get text:name="adresse_complideadr"/></text:p>
              <text:p text:style-name="P15"><text:span text:style-name="T4"><text:user-field-get text:name="adresse_codepos"/></text:span><text:span text:style-name="T4"> <text:s/></text:span><text:user-field-get text:name="adresse_locaadr"/></text:p>
            </table:table-cell>
          </table:table-row>
          <table:table-row table:style-name="Tableau1.4">
            <table:table-cell table:style-name="Tableau1.A1" office:value-type="string">
              <text:p text:style-name="P7">Réf. : </text:p>
            </table:table-cell>
            <table:table-cell table:style-name="Tableau1.A1" table:number-columns-spanned="2" office:value-type="string">
              <text:p text:style-name="P19"><text:span text:style-name="T3"><text:s/></text:span><text:span text:style-name="T2">DPAS/SIS/ N° APRE <text:s/></text:span><text:span text:style-name="T2"><text:user-field-get text:name="apre_numeroapre"/></text:span></text:p>
            </table:table-cell>
            <table:covered-table-cell/>
            <table:covered-table-cell/>
            <table:covered-table-cell/>
          </table:table-row>
          <table:table-row table:style-name="Tableau1.4">
            <table:table-cell table:style-name="Tableau1.A1" table:number-columns-spanned="2" office:value-type="string">
              <text:p text:style-name="P7">Affaire suivie par : </text:p>
            </table:table-cell>
            <table:covered-table-cell/>
            <table:table-cell table:style-name="Tableau1.A1" office:value-type="string">
              <text:p text:style-name="P9"><text:span text:style-name="T1"><text:user-field-get text:name="dataperssuivi_nomsuivi"/></text:span><text:span text:style-name="T1"> <text:s/></text:span><text:span text:style-name="T1"><text:user-field-get text:name="dataperssuivi_prenomsuivi"/></text:span><text:span text:style-name="T1"> </text:span></text:p>
            </table:table-cell>
            <table:covered-table-cell/>
            <table:covered-table-cell/>
          </table:table-row>
          <table:table-row table:style-name="Tableau1.6">
            <table:table-cell table:style-name="Tableau1.A1" office:value-type="string">
              <text:p text:style-name="P7">Tél. : </text:p>
            </table:table-cell>
            <table:table-cell table:style-name="Tableau1.A1" table:number-columns-spanned="2" office:value-type="string">
              <text:p text:style-name="P8"><text:s text:c="2"/><text:user-field-get text:name="dataperssuivi_numtelsuivi"/></text:p>
            </table:table-cell>
            <table:covered-table-cell/>
            <table:covered-table-cell/>
            <table:covered-table-cell/>
          </table:table-row>
          <table:table-row table:style-name="Tableau1.4">
            <table:table-cell table:style-name="Tableau1.A1" table:number-columns-spanned="3" office:value-type="string">
              <text:p text:style-name="P8"/>
            </table:table-cell>
            <table:covered-table-cell/>
            <table:covered-table-cell/>
            <table:covered-table-cell/>
            <table:covered-table-cell/>
          </table:table-row>
          <table:table-row table:style-name="Tableau1.8">
            <table:table-cell table:style-name="Tableau1.A1" table:number-columns-spanned="5" office:value-type="string">
              <text:p text:style-name="P4"/>
            </table:table-cell>
            <table:covered-table-cell/>
            <table:covered-table-cell/>
            <table:covered-table-cell/>
            <table:covered-table-cell/>
          </table:table-row>
          <table:table-row table:style-name="Tableau1.9">
            <table:table-cell table:style-name="Tableau1.A1" table:number-columns-spanned="5" office:value-type="string">
              <text:p text:style-name="P11">Bobigny, le <text:user-field-get text:name="comiteapre_datecomite"/>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au1.10">
            <table:table-cell table:style-name="Tableau1.A1" table:number-columns-spanned="5" office:value-type="string">
              <text:p text:style-name="P10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Standard"/>
      </text:section>
      <text:p text:style-name="P17"/>
      <text:p text:style-name="P18"><text:user-field-get text:name="personne_qual"/>,</text:p>
      <text:p text:style-name="P18"/>
      <text:p text:style-name="P12"/>
      <text:p text:style-name="P23">Vous avez sollicité une aide complémentaire au titre de l’Aide Personnalisée de Retour à l’Emploi (APRE) pour le financement de :</text:p>
      <text:p text:style-name="P23"/>
      <text:p text:style-name="P23"><text:user-field-get text:name="apre_natureaide"/></text:p>
      <text:p text:style-name="P24"/>
      <text:p text:style-name="P23">Après un examen attentif de votre dossier, j’ai le regret de vous informer qu’il n’est pas possible de répondre favorablement à votre demande.</text:p>
      <text:p text:style-name="P23"/>
      <text:p text:style-name="P23"><text:user-field-get text:name="apreComiteapre_observationcomite"/></text:p>
      <text:p text:style-name="P23"><text:user-field-get text:name="aprecomiteapre_observationrecours"/></text:p>
      <text:p text:style-name="P23"/>
      <text:p text:style-name="P23">Vous pouvez contester cette décision par un recours administratif formé dans un délai de deux mois à compter de la notification de la décision, auprès du Service de l’Insertion et de la Solidarité (Adresse postale : Conseil général – S.I.S. – <text:s/>B.P. 193 – 93006 BOBIGNY CEDEX).</text:p>
      <text:p text:style-name="P22"/>
      <text:p text:style-name="P22">Je vous prie d'agréer, <text:user-field-get text:name="personne_qual"/>, l'expression de mes salutations distinguées.</text:p>
      <text:p text:style-name="P20"/>
      <text:p text:style-name="P21"/>
      <text:p text:style-name="P21"/>
      <text:p text:style-name="P27">Pour le Président du Conseil général</text:p>
      <text:p text:style-name="P25">et par délégation</text:p>
      <text:p text:style-name="P25"/>
      <text:p text:style-name="P25"/>
      <text:p text:style-name="P26">Benjamin Voisi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/>
      </style:paragraph-properties>
      <style:text-properties style:font-name="Arial" fo:font-size="11pt" style:font-size-asian="11pt" style:font-size-complex="11pt"/>
    </style:style>
    <style:style style:name="MP2" style:family="paragraph" style:parent-style-name="Header">
      <style:paragraph-properties fo:line-height="0.635cm">
        <style:tab-stops/>
      </style:paragraph-properties>
      <style:text-properties style:font-name="Arial" fo:font-size="11pt" style:font-size-asian="11pt" style:font-size-complex="11pt"/>
    </style:style>
    <style:style style:name="MP3" style:family="paragraph" style:parent-style-name="Footer">
      <style:paragraph-properties>
        <style:tab-stops/>
      </style:paragraph-properties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199cm" fo:margin-bottom="1.199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>
        <style:header-footer-properties fo:min-height="0.302cm" fo:margin-left="0cm" fo:margin-right="0cm" fo:margin-top="0.203cm" style:dynamic-spacing="true"/>
      </style:footer-style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/>
        <text:p text:style-name="MP1"/>
        <text:p text:style-name="MP1"/>
        <text:p text:style-name="MP1"/>
        <text:p text:style-name="MP1"/>
        <text:p text:style-name="MP2"/>
      </style:header>
      <style:footer>
        <text:p text:style-name="MP3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12-08T12:02:42</meta:creation-date>
    <dc:date>2011-12-01T14:35:44.56</dc:date>
    <meta:editing-duration>PT05H25M23S</meta:editing-duration>
    <meta:editing-cycles>44</meta:editing-cycles>
    <meta:generator>OpenOffice.org/3.2$Win32 OpenOffice.org_project/320m12$Build-9483</meta:generator>
    <dc:creator>Julien Mille</dc:creator>
    <meta:document-statistic meta:table-count="1" meta:image-count="0" meta:object-count="0" meta:page-count="1" meta:paragraph-count="24" meta:word-count="137" meta:character-count="851"/>
  </office:meta>
</office:document-meta>
</file>